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007H04M23.531051S" calcext:value-type="time">
            <text:p>1007:04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32H30M49.392S" calcext:value-type="time">
            <text:p>32:3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9]-[.B199] &gt; 0; [.C199]-[.B1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9]-[.F199] &gt; 0; [.G199]-[.F199]; 0)" office:value-type="time" office:time-value="PT00H00M00S" calcext:value-type="time">
            <text:p>00:00</text:p>
          </table:table-cell>
          <table:table-cell table:formula="of:=[.D199]+[.H1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0]-[.B200] &gt; 0; [.C200]-[.B2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0]-[.F200] &gt; 0; [.G200]-[.F200]; 0)" office:value-type="time" office:time-value="PT00H00M00S" calcext:value-type="time">
            <text:p>00:00</text:p>
          </table:table-cell>
          <table:table-cell table:formula="of:=[.D200]+[.H2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1]-[.B201] &gt; 0; [.C201]-[.B2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1]-[.F201] &gt; 0; [.G201]-[.F201]; 0)" office:value-type="time" office:time-value="PT00H00M00S" calcext:value-type="time">
            <text:p>00:00</text:p>
          </table:table-cell>
          <table:table-cell table:formula="of:=[.D201]+[.H2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2]-[.B202] &gt; 0; [.C202]-[.B2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2]-[.F202] &gt; 0; [.G202]-[.F202]; 0)" office:value-type="time" office:time-value="PT00H00M00S" calcext:value-type="time">
            <text:p>00:00</text:p>
          </table:table-cell>
          <table:table-cell table:formula="of:=[.D202]+[.H2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3]-[.B203] &gt; 0; [.C203]-[.B20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3]-[.F203] &gt; 0; [.G203]-[.F203]; 0)" office:value-type="time" office:time-value="PT00H00M00S" calcext:value-type="time">
            <text:p>00:00</text:p>
          </table:table-cell>
          <table:table-cell table:style-name="ce18" table:formula="of:=[.D203]+[.H20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05]-[.B205] &gt; 0; [.C205]-[.B2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5]-[.F205] &gt; 0; [.G205]-[.F205]; 0)" office:value-type="time" office:time-value="PT00H00M00S" calcext:value-type="time">
            <text:p>00:00</text:p>
          </table:table-cell>
          <table:table-cell table:formula="of:=[.D205]+[.H2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6]-[.B206] &gt; 0; [.C206]-[.B2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6]-[.F206] &gt; 0; [.G206]-[.F206]; 0)" office:value-type="time" office:time-value="PT00H00M00S" calcext:value-type="time">
            <text:p>00:00</text:p>
          </table:table-cell>
          <table:table-cell table:formula="of:=[.D206]+[.H2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7]-[.B207] &gt; 0; [.C207]-[.B2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7]-[.F207] &gt; 0; [.G207]-[.F207]; 0)" office:value-type="time" office:time-value="PT00H00M00S" calcext:value-type="time">
            <text:p>00:00</text:p>
          </table:table-cell>
          <table:table-cell table:formula="of:=[.D207]+[.H2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8]-[.B208] &gt; 0; [.C208]-[.B2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8]-[.F208] &gt; 0; [.G208]-[.F208]; 0)" office:value-type="time" office:time-value="PT00H00M00S" calcext:value-type="time">
            <text:p>00:00</text:p>
          </table:table-cell>
          <table:table-cell table:formula="of:=[.D208]+[.H2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9]-[.B209] &gt; 0; [.C209]-[.B20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9]-[.F209] &gt; 0; [.G209]-[.F209]; 0)" office:value-type="time" office:time-value="PT00H00M00S" calcext:value-type="time">
            <text:p>00:00</text:p>
          </table:table-cell>
          <table:table-cell table:style-name="ce18" table:formula="of:=[.D209]+[.H20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8">00/00/0000</text:date>, <text:time style:data-style-name="N2" text:time-value="07:56:19.4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28T17:17:05.401000000</dc:date>
    <meta:editing-duration>P44DT3H25M37S</meta:editing-duration>
    <meta:editing-cycles>1169</meta:editing-cycles>
    <meta:generator>LibreOffice/7.2.6.2$Windows_X86_64 LibreOffice_project/b0ec3a565991f7569a5a7f5d24fed7f52653d754</meta:generator>
    <meta:document-statistic meta:table-count="2" meta:cell-count="1473" meta:object-count="0"/>
  </office:meta>
</office:document-meta>
</file>